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none" fo:min-height="14.158cm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draw:fill="none" fo:min-height="10.672cm"/>
    </style:style>
    <style:style style:name="gr9" style:family="graphic" style:parent-style-name="standard">
      <style:graphic-properties draw:stroke="none" draw:fill="none" fo:min-height="1.061cm"/>
    </style:style>
    <style:style style:name="gr10" style:family="graphic" style:parent-style-name="standard">
      <style:graphic-properties draw:stroke="none" draw:fill="none" fo:min-height="2.912cm"/>
    </style:style>
    <style:style style:name="gr11" style:family="graphic" style:parent-style-name="standard">
      <style:graphic-properties draw:stroke="none" draw:fill="none" fo:min-height="5.722cm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3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4" style:family="paragraph">
      <style:paragraph-properties fo:margin-left="1.2cm" fo:margin-right="0cm" fo:text-indent="-0.9cm"/>
    </style:style>
    <style:style style:name="P2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top="0cm" fo:margin-bottom="0cm" style:text-autospace="none"/>
    </style:style>
    <style:style style:name="P2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super 58%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9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7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1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6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7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“</text:span><text:span text:style-name="T2">If I were to pick a language to use today other than Java, it would be Scala.”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3">“</text:span><text:span text:style-name="T3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4">“</text:span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a xlink:href="http://www.scala-lang.org/">www.scala-lang.org</text:a></text:p>
                  </text:list-item>
                  <text:list-item>
                    <text:p>Goal: an industrial-strength language, a better Java</text:p>
                  </text:list-item>
                  <text:list-item>
                    <text:p>2.8 b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 (a.k.a. closures)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eneric classes</text:p>
              </text:list-item>
              <text:list-item>
                <text:p>Local type inference =&gt; most type annotations can be omitted</text:p>
              </text:list-item>
              <text:list-item>
                <text:p>Advanced features of the typ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5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  <text:list-item>
                    <text:p>lazy evaluation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8" draw:layer="layout" svg:width="15.24cm" svg:height="1.518cm" svg:x="5.445cm" svg:y="4.197cm">
          <draw:text-box>
            <text:p text:style-name="P8"><text:span text:style-name="T6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6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9" draw:layer="layout" svg:width="14.74cm" svg:height="1.532cm" svg:x="5.64cm" svg:y="16.51cm">
          <draw:text-box>
            <text:p text:style-name="P9"><text:span text:style-name="T6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6">Object-oriented</text:span></text:p>
            <text:p/>
          </draw:text-box>
        </draw:frame>
        <draw:line draw:style-name="gr4" draw:text-style-name="P10" draw:layer="layout" svg:x1="13.335cm" svg:y1="5.28cm" svg:x2="13.335cm" svg:y2="9.725cm">
          <text:p/>
        </draw:line>
        <draw:line draw:style-name="gr4" draw:text-style-name="P10" draw:layer="layout" svg:x1="13.335cm" svg:y1="16.41cm" svg:x2="13.335cm" svg:y2="11.33cm">
          <text:p/>
        </draw:line>
        <draw:line draw:style-name="gr4" draw:text-style-name="P10" draw:layer="layout" svg:x1="21.59cm" svg:y1="10.46cm" svg:x2="15.24cm" svg:y2="10.46cm">
          <text:p/>
        </draw:line>
        <draw:line draw:style-name="gr4" draw:text-style-name="P10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5" draw:text-style-name="P12" draw:layer="layout" svg:width="22.827cm" svg:height="16.007cm" svg:x="4.478cm" svg:y="-0.368cm">
          <draw:text-box>
            <text:p text:style-name="P11"><text:span text:style-name="T7"/></text:p>
            <text:p text:style-name="P11"><text:span text:style-name="T8">public</text:span><text:span text:style-name="T7"> </text:span><text:span text:style-name="T8">class</text:span><text:span text:style-name="T7"> Person { </text:span></text:p>
            <text:p text:style-name="P11"><text:span text:style-name="T8"><text:s text:c="2"/></text:span><text:span text:style-name="T8">private</text:span><text:span text:style-name="T7"> </text:span><text:span text:style-name="T8">int</text:span><text:span text:style-name="T7"> </text:span><text:span text:style-name="T9">age</text:span><text:span text:style-name="T7">;</text:span></text:p>
            <text:p text:style-name="P11"><text:span text:style-name="T7"><text:s text:c="2"/></text:span><text:span text:style-name="T8">private</text:span><text:span text:style-name="T7"> String </text:span><text:span text:style-name="T9">name</text:span><text:span text:style-name="T7">;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Person(</text:span><text:span text:style-name="T8">int</text:span><text:span text:style-name="T7"> age, String name) {</text:span></text:p>
            <text:p text:style-name="P11"><text:span text:style-name="T7"><text:s text:c="4"/></text:span><text:span text:style-name="T8">this</text:span><text:span text:style-name="T7">.</text:span><text:span text:style-name="T9">age</text:span><text:span text:style-name="T7"> = age;</text:span></text:p>
            <text:p text:style-name="P11"><text:span text:style-name="T7"><text:s text:c="4"/></text:span><text:span text:style-name="T8">this</text:span><text:span text:style-name="T7">.</text:span><text:span text:style-name="T9">name</text:span><text:span text:style-name="T7"> = name;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int</text:span><text:span text:style-name="T7"> getAge() { </text:span></text:p>
            <text:p text:style-name="P11"><text:span text:style-name="T8"><text:s text:c="4"/></text:span><text:span text:style-name="T8">return</text:span><text:span text:style-name="T7"> </text:span><text:span text:style-name="T8">this</text:span><text:span text:style-name="T7">.</text:span><text:span text:style-name="T9">age</text:span><text:span text:style-name="T7">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void</text:span><text:span text:style-name="T7"> setAge(</text:span><text:span text:style-name="T8">int</text:span><text:span text:style-name="T7"> age) { </text:span></text:p>
            <text:p text:style-name="P11"><text:span text:style-name="T8"><text:s text:c="4"/></text:span><text:span text:style-name="T8">this</text:span><text:span text:style-name="T7">.</text:span><text:span text:style-name="T9">age</text:span><text:span text:style-name="T7"> = age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String getName() { </text:span></text:p>
            <text:p text:style-name="P11"><text:span text:style-name="T8"><text:s text:c="4"/></text:span><text:span text:style-name="T8">return</text:span><text:span text:style-name="T7"> </text:span><text:span text:style-name="T8">this</text:span><text:span text:style-name="T7">.</text:span><text:span text:style-name="T9">name</text:span><text:span text:style-name="T7">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void</text:span><text:span text:style-name="T7"> setName(String name) { </text:span></text:p>
            <text:p text:style-name="P11"><text:span text:style-name="T8"><text:s text:c="4"/></text:span><text:span text:style-name="T8">this</text:span><text:span text:style-name="T7">.</text:span><text:span text:style-name="T9">name</text:span><text:span text:style-name="T7"> = name;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draw:frame draw:style-name="gr6" draw:text-style-name="P14" draw:layer="layout" svg:width="25.398cm" svg:height="1.213cm" svg:x="0.67cm" svg:y="17.61cm">
          <draw:text-box>
            <text:p text:style-name="P13"><text:span text:style-name="T10">class</text:span><text:span text:style-name="T11"> </text:span><text:span text:style-name="T12">Person</text:span><text:span text:style-name="T11">(</text:span><text:span text:style-name="T10">var</text:span><text:span text:style-name="T11"> </text:span><text:span text:style-name="T13">age</text:span><text:span text:style-name="T11">: </text:span><text:span text:style-name="T12">Int</text:span><text:span text:style-name="T11">,</text:span><text:span text:style-name="T14"> </text:span><text:span text:style-name="T10">var</text:span><text:span text:style-name="T11"> </text:span><text:span text:style-name="T13">name</text:span><text:span text:style-name="T11">: </text:span><text:span text:style-name="T12">String</text:span><text:span text:style-name="T11">)</text:span></text:p>
          </draw:text-box>
        </draw:frame>
        <draw:custom-shape draw:style-name="gr7" draw:text-style-name="P10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8" draw:text-style-name="P15" draw:layer="layout" svg:width="28.022cm" svg:height="10.922cm" svg:x="0.778cm" svg:y="0.48cm">
          <draw:text-box>
            <text:p text:style-name="P11"><text:span text:style-name="T15"/></text:p>
            <text:p text:style-name="P11"><text:span text:style-name="T15">List&lt;Person&gt; persons = </text:span><text:span text:style-name="T16">... </text:span></text:p>
            <text:p text:style-name="P11"><text:span text:style-name="T15">List&lt;Person&gt; adults = </text:span><text:span text:style-name="T16">new</text:span><text:span text:style-name="T15"> LinkedList&lt;Person&gt;(); List&lt;Person&gt; kids = </text:span><text:span text:style-name="T16">new</text:span><text:span text:style-name="T15"> LinkedList&lt;Person&gt;();</text:span></text:p>
            <text:p text:style-name="P11"><text:span text:style-name="T16">for</text:span><text:span text:style-name="T15"> (Person person : persons) {</text:span></text:p>
            <text:p text:style-name="P11"><text:span text:style-name="T15"><text:s text:c="2"/></text:span><text:span text:style-name="T16">if</text:span><text:span text:style-name="T15"> (person.getAge() &lt; 18) {</text:span></text:p>
            <text:p text:style-name="P11"><text:span text:style-name="T15"><text:s text:c="4"/></text:span><text:span text:style-name="T15">kids.add(person);</text:span></text:p>
            <text:p text:style-name="P11"><text:span text:style-name="T15"><text:s text:c="2"/></text:span><text:span text:style-name="T15">} </text:span><text:span text:style-name="T16">else</text:span><text:span text:style-name="T15"> {</text:span></text:p>
            <text:p text:style-name="P11"><text:span text:style-name="T15"><text:s text:c="4"/></text:span><text:span text:style-name="T15">adults.add(person);</text:span></text:p>
            <text:p text:style-name="P11"><text:span text:style-name="T15"><text:s text:c="2"/></text:span><text:span text:style-name="T15">}</text:span></text:p>
            <text:p text:style-name="P11"><text:span text:style-name="T15">}</text:span></text:p>
          </draw:text-box>
        </draw:frame>
        <draw:frame draw:style-name="gr9" draw:text-style-name="P16" draw:layer="layout" svg:width="25.91cm" svg:height="1.311cm" svg:x="0.635cm" svg:y="16.469cm">
          <draw:text-box>
            <text:p text:style-name="P2"><text:span text:style-name="T17">val</text:span><text:span text:style-name="T18"> (</text:span><text:span text:style-name="T19">kids</text:span><text:span text:style-name="T18">, </text:span><text:span text:style-name="T19">adults</text:span><text:span text:style-name="T20">) = persons.partition(_.age &lt; 18)</text:span></text:p>
          </draw:text-box>
        </draw:frame>
        <draw:custom-shape draw:style-name="gr7" draw:text-style-name="P10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7" draw:layer="layout" svg:width="27.305cm" svg:height="3.162cm" svg:x="0.635cm" svg:y="16.095cm">
          <draw:text-box>
            <text:p text:style-name="P11"><text:span text:style-name="T21">using</text:span><text:span text:style-name="T22">(</text:span><text:span text:style-name="T23">new</text:span><text:span text:style-name="T22"> </text:span><text:span text:style-name="T24">BufferedReader</text:span><text:span text:style-name="T22">(</text:span><text:span text:style-name="T23">new</text:span><text:span text:style-name="T22"> </text:span><text:span text:style-name="T24">FileReader</text:span><text:span text:style-name="T22">(</text:span><text:span text:style-name="T25">"f.txt"</text:span><text:span text:style-name="T22">))) {</text:span></text:p>
            <text:p text:style-name="P11"><text:span text:style-name="T22"><text:s text:c="4"/></text:span><text:span text:style-name="T26">reader</text:span><text:span text:style-name="T22"> =&gt; </text:span><text:span text:style-name="T21">println</text:span><text:span text:style-name="T22">(</text:span><text:span text:style-name="T26">reader</text:span><text:span text:style-name="T22">.</text:span><text:span text:style-name="T21">readLine()</text:span><text:span text:style-name="T22">)</text:span></text:p>
            <text:p text:style-name="P11"><text:span text:style-name="T22">}</text:span></text:p>
          </draw:text-box>
        </draw:frame>
        <draw:frame draw:style-name="gr11" draw:text-style-name="P19" draw:layer="layout" svg:width="27.365cm" svg:height="11.648cm" svg:x="0.635cm" svg:y="0.944cm">
          <draw:text-box>
            <text:p text:style-name="P18"><text:span text:style-name="T27">BufferedReader reader = </text:span><text:span text:style-name="T28">null</text:span><text:span text:style-name="T27">;</text:span></text:p>
            <text:p text:style-name="P18"><text:span text:style-name="T28">try</text:span><text:span text:style-name="T27"> {</text:span></text:p>
            <text:p text:style-name="P18"><text:span text:style-name="T27"><text:s text:c="2"/></text:span><text:span text:style-name="T27">reader = </text:span><text:span text:style-name="T28">new</text:span><text:span text:style-name="T27"> BufferedReader(</text:span><text:span text:style-name="T28">new</text:span><text:span text:style-name="T27"> FileReader(</text:span><text:span text:style-name="T29">"f.txt"</text:span><text:span text:style-name="T27">));</text:span></text:p>
            <text:p text:style-name="P18"><text:span text:style-name="T27"><text:s text:c="2"/></text:span><text:span text:style-name="T27">System.</text:span><text:span text:style-name="T30">out</text:span><text:span text:style-name="T27">.println(reader.readLine());</text:span></text:p>
            <text:p text:style-name="P18"><text:span text:style-name="T27">} </text:span><text:span text:style-name="T28">finally</text:span><text:span text:style-name="T27"> {</text:span></text:p>
            <text:p text:style-name="P18"><text:span text:style-name="T28"><text:s text:c="2"/></text:span><text:span text:style-name="T28">if</text:span><text:span text:style-name="T27"> (reader != </text:span><text:span text:style-name="T28">null</text:span><text:span text:style-name="T27">) {</text:span></text:p>
            <text:p text:style-name="P18"><text:span text:style-name="T28"><text:s text:c="4"/></text:span><text:span text:style-name="T28">try</text:span><text:span text:style-name="T27"> {</text:span></text:p>
            <text:p text:style-name="P18"><text:span text:style-name="T27"><text:s text:c="6"/></text:span><text:span text:style-name="T27">reader.close();</text:span></text:p>
            <text:p text:style-name="P18"><text:span text:style-name="T27"><text:s text:c="4"/></text:span><text:span text:style-name="T27">} </text:span><text:span text:style-name="T28">catch</text:span><text:span text:style-name="T27"> (IOException e) {</text:span></text:p>
            <text:p text:style-name="P18"><text:span text:style-name="T31"><text:s text:c="6"/></text:span><text:span text:style-name="T31">// Exception on close, ignore</text:span></text:p>
            <text:p text:style-name="P18"><text:span text:style-name="T27"><text:s text:c="4"/></text:span><text:span text:style-name="T27">}</text:span></text:p>
            <text:p text:style-name="P18"><text:span text:style-name="T27"><text:s text:c="2"/></text:span><text:span text:style-name="T27">}</text:span></text:p>
            <text:p text:style-name="P18"><text:span text:style-name="T27">}</text:span></text:p>
          </draw:text-box>
        </draw:frame>
        <draw:custom-shape draw:style-name="gr12" draw:text-style-name="P10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1T19">
        <office:forms form:automatic-focus="false" form:apply-design-mode="false"/>
        <draw:frame presentation:style-name="pr9" draw:text-style-name="P21" draw:layer="layout" svg:width="25.199cm" svg:height="18.848cm" svg:x="1.4cm" svg:y="0.837cm" presentation:class="title" presentation:user-transformed="true">
          <draw:text-box>
            <text:p text:style-name="P20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3" draw:text-style-name="P23" draw:layer="layout" svg:width="5.011cm" svg:height="16.118cm" svg:x="11.495cm" svg:y="0.003cm">
          <draw:text-box>
            <text:p><text:span text:style-name="T3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Type definition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</text:p>
            <text:p text:style-name="P24"><text:span text:style-name="T33"/></text:p>
            <text:p text:style-name="P24"><text:span text:style-name="T33">s: String</text:span></text:p>
            <text:p text:style-name="P24"><text:span text:style-name="T33">i: Int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</text:p>
            <text:p text:style-name="P24"><text:span text:style-name="T33"/></text:p>
            <text:p text:style-name="P24"><text:span text:style-name="T33">String s</text:span></text:p>
            <text:p text:style-name="P24"><text:span text:style-name="T3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Variable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6">val s = “Hello World”</text:span></text:p>
            <text:p text:style-name="P24"><text:span text:style-name="T6"/></text:p>
            <text:p text:style-name="P24"><text:span text:style-name="T6">var i = 1</text:span></text:p>
            <text:p text:style-name="P24"><text:span text:style-name="T6"/></text:p>
            <text:p text:style-name="P24"><text:span text:style-name="T6">private var j = 3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6">public final String s = “Hello World”;</text:span></text:p>
            <text:p text:style-name="P24"><text:span text:style-name="T6"/></text:p>
            <text:p text:style-name="P24"><text:span text:style-name="T6">public int i = 1;</text:span></text:p>
            <text:p text:style-name="P24"><text:span text:style-name="T6"/></text:p>
            <text:p text:style-name="P24"><text:span text:style-name="T6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Method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def add(x: Int, y: Int): Int = {</text:span></text:p>
            <text:p text:style-name="P24"><text:span text:style-name="T33"><text:s text:c="4"/></text:span><text:span text:style-name="T33">x + y</text:span></text:p>
            <text:p text:style-name="P24"><text:span text:style-name="T33">}</text:span></text:p>
            <text:p text:style-name="P24"><text:span text:style-name="T34"/></text:p>
            <text:p text:style-name="P24"><text:span text:style-name="T33">def add(x: Int, y: Int) = x + y</text:span></text:p>
            <text:p text:style-name="P24"><text:span text:style-name="T33"/></text:p>
            <text:p text:style-name="P24"><text:span text:style-name="T33">def doSomething(text: String) {</text:span></text:p>
            <text:p text:style-name="P24"><text:span text:style-name="T33">}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int add(int x, int y) {</text:span></text:p>
            <text:p text:style-name="P24"><text:span text:style-name="T33"><text:s text:c="4"/></text:span><text:span text:style-name="T33">return x + y;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public void doSometing(String text) {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myObject.myMethod(1)</text:span></text:p>
            <text:p text:style-name="P24"><text:span text:style-name="T33">myObject myMethod(1)</text:span></text:p>
            <text:p text:style-name="P24"><text:span text:style-name="T33">myObject myMethod 1</text:span></text:p>
            <text:p text:style-name="P24"><text:span text:style-name="T33"/></text:p>
            <text:p text:style-name="P24"><text:span text:style-name="T33">myObject.myOtherMethod(1, 2)</text:span></text:p>
            <text:p text:style-name="P24"><text:span text:style-name="T33">myObject myOtherMethod(1, 2)</text:span></text:p>
            <text:p text:style-name="P24"><text:span text:style-name="T33"/></text:p>
            <text:p text:style-name="P24"><text:span text:style-name="T33">myObject.myMutatingMethod()</text:span></text:p>
            <text:p text:style-name="P24"><text:span text:style-name="T33">myObject.myMutatingMethod</text:span></text:p>
            <text:p text:style-name="P24"><text:span text:style-name="T33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myObject.myMethod(1);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myObject.myOtherMethod(1, 2);</text:span></text:p>
            <text:p text:style-name="P24"><text:span text:style-name="T33"/></text:p>
            <text:p text:style-name="P24"><text:span text:style-name="T33"/></text:p>
            <text:p text:style-name="P24"><text:span text:style-name="T3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@Override</text:span></text:p>
            <text:p text:style-name="P24"><text:span text:style-name="T3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class Person {</text:span></text:p>
            <text:p text:style-name="P25"><text:span text:style-name="T35">private final String name;</text:span></text:p>
            <text:p text:style-name="P25"><text:span text:style-name="T35">public Person(String name) {</text:span></text:p>
            <text:p text:style-name="P26"><text:span text:style-name="T35">this.name = name;</text:span></text:p>
            <text:p text:style-name="P25"><text:span text:style-name="T35">}</text:span></text:p>
            <text:p text:style-name="P25"><text:span text:style-name="T35">public String getName() {</text:span></text:p>
            <text:p text:style-name="P26"><text:span text:style-name="T35">return name;</text:span></text:p>
            <text:p text:style-name="P25"><text:span text:style-name="T35">}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trait Shape {</text:span></text:p>
            <text:p text:style-name="P25"><text:span text:style-name="T35">def area: Double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nterface Shape {</text:span></text:p>
            <text:p text:style-name="P25"><text:span text:style-name="T35">public double area(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object PersonUtil {</text:span></text:p>
            <text:p text:style-name="P25"><text:span text:style-name="T35">val AgeLimit = 18</text:span></text:p>
            <text:p text:style-name="P25"><text:span text:style-name="T35"/></text:p>
            <text:p text:style-name="P25"><text:span text:style-name="T35">def countPersons(persons: List[Person]) = ...</text:span></text:p>
            <text:p text:style-name="P24"><text:span text:style-name="T33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class PersonUtil {</text:span></text:p>
            <text:p text:style-name="P25"><text:span text:style-name="T35">public static final int AGE_LIMIT = 18;</text:span></text:p>
            <text:p text:style-name="P25"><text:span text:style-name="T35"/></text:p>
            <text:p text:style-name="P25"><text:span text:style-name="T35">public static int countPersons(List&lt;Person&gt; </text:span><text:span text:style-name="T35"><text:tab/></text:span><text:span text:style-name="T35">persons) {</text:span></text:p>
            <text:p text:style-name="P26"><text:span text:style-name="T35">...</text:span></text:p>
            <text:p text:style-name="P25"><text:span text:style-name="T35">}</text:span></text:p>
            <text:p text:style-name="P24"><text:span text:style-name="T33">}</text:span></text:p>
            <text:p text:style-name="P24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if (foo) {</text:span></text:p>
            <text:p text:style-name="P25"><text:span text:style-name="T35">...</text:span></text:p>
            <text:p text:style-name="P24"><text:span text:style-name="T33">} else if (bar) {</text:span></text:p>
            <text:p text:style-name="P25"><text:span text:style-name="T35">...</text:span></text:p>
            <text:p text:style-name="P24"><text:span text:style-name="T33">} else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f (foo) {</text:span></text:p>
            <text:p text:style-name="P25"><text:span text:style-name="T35">...</text:span></text:p>
            <text:p text:style-name="P24"><text:span text:style-name="T33">} else if (bar) {</text:span></text:p>
            <text:p text:style-name="P25"><text:span text:style-name="T35">...</text:span></text:p>
            <text:p text:style-name="P24"><text:span text:style-name="T33">} else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For-loop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for (i &lt;- 0 to 3) {</text:span></text:p>
            <text:p text:style-name="P24"><text:span text:style-name="T33"><text:s text:c="4"/></text:span><text:span text:style-name="T33">...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for (s &lt;- args) println(s)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for (int i = 0; i &lt; 4; i++) {</text:span></text:p>
            <text:p text:style-name="P24"><text:span text:style-name="T33"><text:s text:c="4"/></text:span><text:span text:style-name="T33">...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for (String s : args) {</text:span></text:p>
            <text:p text:style-name="P24"><text:span text:style-name="T33"><text:s text:c="4"/></text:span><text:span text:style-name="T33">System.out.println(s);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while (true) {</text:span></text:p>
            <text:p text:style-name="P25"><text:span text:style-name="T35">...</text:span></text:p>
            <text:p text:style-name="P24"><text:span text:style-name="T33">}</text:span></text:p>
            <text:p text:style-name="P24"><text:span text:style-name="T33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while (true)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throw new Exception(“...”)</text:span></text:p>
            <text:p text:style-name="P24"><text:span text:style-name="T33"/></text:p>
            <text:p text:style-name="P24"><text:span text:style-name="T33">try {</text:span></text:p>
            <text:p text:style-name="P24"><text:span text:style-name="T33">} catch {</text:span></text:p>
            <text:p text:style-name="P25"><text:span text:style-name="T35">case e: IOException =&gt; ...</text:span></text:p>
            <text:p text:style-name="P24"><text:span text:style-name="T33">} finally {</text:span></text:p>
            <text:p text:style-name="P24"><text:span text:style-name="T33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throw new Exception(“...”)</text:span></text:p>
            <text:p text:style-name="P24"><text:span text:style-name="T33"/></text:p>
            <text:p text:style-name="P24"><text:span text:style-name="T33">try {</text:span></text:p>
            <text:p text:style-name="P24"><text:span text:style-name="T33">} catch (IOException e) {</text:span></text:p>
            <text:p text:style-name="P25"><text:span text:style-name="T35">...</text:span></text:p>
            <text:p text:style-name="P24"><text:span text:style-name="T33">} finally {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8" draw:layer="layout" svg:width="13.84cm" svg:height="13.86cm" svg:x="0.2cm" svg:y="5.014cm" presentation:class="outline" presentation:user-transformed="true">
          <draw:text-box>
            <text:p text:style-name="P27"><text:span text:style-name="T36">def foo(values: String*){ }</text:span></text:p>
            <text:p text:style-name="P27"><text:span text:style-name="T36"/></text:p>
            <text:p text:style-name="P27"><text:span text:style-name="T36"/></text:p>
            <text:p text:style-name="P27"><text:span text:style-name="T36">foo("bar", "baz")</text:span></text:p>
            <text:p text:style-name="P27"><text:span text:style-name="T36"/></text:p>
            <text:p text:style-name="P27"><text:span text:style-name="T36"/></text:p>
            <text:p text:style-name="P27"><text:span text:style-name="T36">val arr = Array("bar", "baz")</text:span></text:p>
            <text:p text:style-name="P27"><text:span text:style-name="T36">foo(arr: _*)</text:span></text:p>
          </draw:text-box>
        </draw:frame>
        <draw:frame presentation:style-name="pr6" draw:text-style-name="P28" draw:layer="layout" svg:width="15.875cm" svg:height="13.86cm" svg:x="12.097cm" svg:y="5.035cm" presentation:class="outline" presentation:user-transformed="true">
          <draw:text-box>
            <text:p text:style-name="P27"><text:span text:style-name="T36">public void foo(String... values){ }</text:span></text:p>
            <text:p text:style-name="P27"><text:span text:style-name="T36"/></text:p>
            <text:p text:style-name="P27"><text:span text:style-name="T36"/></text:p>
            <text:p text:style-name="P27"><text:span text:style-name="T36">foo("bar", "baz");</text:span></text:p>
            <text:p text:style-name="P27"><text:span text:style-name="T36"/></text:p>
            <text:p text:style-name="P27"><text:span text:style-name="T36"/></text:p>
            <text:p text:style-name="P27"><text:span text:style-name="T36">String[] arr = new String[]{"bar", "baz"}</text:span></text:p>
            <text:p text:style-name="P27"><text:span text:style-name="T36">foo(arr);</text:span></text:p>
            <text:p text:style-name="P27"><text:span text:style-name="T3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2T1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4">val res = if (foo) x else y</text:p>
            <text:p text:style-name="P24"/>
            <text:p text:style-name="P24">val res = for (i &lt;- 1 to 10) yield i <text:s text:c="3"/>// List(1, ..., 10)</text:p>
            <text:p text:style-name="P24"/>
            <text:p text:style-name="P2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List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l numbers = List(1, 2, 3)</text:span></text:p>
            <text:p text:style-name="P24"><text:span text:style-name="T33"/></text:p>
            <text:p text:style-name="P24"><text:span text:style-name="T33">val numbers = 1 :: 2 :: 3 :: Nil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numbers(0)</text:span></text:p>
            <text:p text:style-name="P24"><text:span text:style-name="T33">=&gt; 1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List&lt;Integer&gt; numbers = </text:span></text:p>
            <text:p text:style-name="P24"><text:span text:style-name="T33"><text:s text:c="4"/></text:span><text:span text:style-name="T33">new ArrayList&lt;Integer&gt;();</text:span></text:p>
            <text:p text:style-name="P24"><text:span text:style-name="T33">numbers.add(1);</text:span></text:p>
            <text:p text:style-name="P24"><text:span text:style-name="T33">numbers.add(2);</text:span></text:p>
            <text:p text:style-name="P24"><text:span text:style-name="T33">numbers.add(3);</text:span></text:p>
            <text:p text:style-name="P24"><text:span text:style-name="T33"/></text:p>
            <text:p text:style-name="P24"><text:span text:style-name="T33">numbers.get(0);</text:span></text:p>
            <text:p text:style-name="P24"><text:span text:style-name="T3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Map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r m = Map(1 -&gt; “apple”)</text:span></text:p>
            <text:p text:style-name="P24"><text:span text:style-name="T33">m += 2 -&gt; “orange”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m(1)</text:span></text:p>
            <text:p text:style-name="P24"><text:span text:style-name="T33">=&gt; “apple”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Map&lt;Int, String&gt; m = </text:span></text:p>
            <text:p text:style-name="P24"><text:span text:style-name="T33"><text:s text:c="4"/></text:span><text:span text:style-name="T33">new HashMap&lt;Int, String&gt;();</text:span></text:p>
            <text:p text:style-name="P24"><text:span text:style-name="T33">m.put(1, “apple”);</text:span></text:p>
            <text:p text:style-name="P24"><text:span text:style-name="T33">m.put(2, “orange”);</text:span></text:p>
            <text:p text:style-name="P24"><text:span text:style-name="T33"/></text:p>
            <text:p text:style-name="P24"><text:span text:style-name="T33">m.get(1);</text:span></text:p>
            <text:p text:style-name="P24"><text:span text:style-name="T33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Generic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List[String]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3T3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l tuple: Tuple2[Int, String] = </text:span></text:p>
            <text:p text:style-name="P25"><text:span text:style-name="T35">(1, “apple”)</text:span></text:p>
            <text:p text:style-name="P25"><text:span text:style-name="T35"/></text:p>
            <text:p text:style-name="P24"><text:span text:style-name="T33">val quadruple = </text:span></text:p>
            <text:p text:style-name="P25"><text:span text:style-name="T35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air&lt;Integer, String&gt; tuple = </text:span><text:span text:style-name="T35">new Pair&lt;Integer, String&gt;(1, “apple”)</text:span></text:p>
            <text:p text:style-name="P25"><text:span text:style-name="T35"/></text:p>
            <text:p text:style-name="P24"><text:span text:style-name="T33"/></text:p>
            <text:p text:style-name="P24"><text:span text:style-name="T3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package mypackage</text:span></text:p>
            <text:p text:style-name="P24"><text:span text:style-name="T33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ackage mypackage;</text:span></text:p>
            <text:p text:style-name="P24"><text:span text:style-name="T3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import java.util.{List, ArrayList}</text:span></text:p>
            <text:p text:style-name="P24"><text:span text:style-name="T33"/></text:p>
            <text:p text:style-name="P24"><text:span text:style-name="T33"/></text:p>
            <text:p text:style-name="P24"><text:span text:style-name="T33">import java.io._</text:span></text:p>
            <text:p text:style-name="P24"><text:span text:style-name="T37"/></text:p>
            <text:p text:style-name="P24"><text:span text:style-name="T37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mport java.util.List</text:span></text:p>
            <text:p text:style-name="P24"><text:span text:style-name="T33">import java.util.ArrayList</text:span></text:p>
            <text:p text:style-name="P24"><text:span text:style-name="T33"/></text:p>
            <text:p text:style-name="P24"><text:span text:style-name="T33">import java.io.*</text:span></text:p>
            <text:p text:style-name="P24"><text:span text:style-name="T33"/></text:p>
            <text:p text:style-name="P24"><text:span text:style-name="T3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No refactoring (yet)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14" draw:text-style-name="P10" draw:layer="layout" svg:width="5.926cm" svg:height="1.454cm" svg:x="4.234cm" svg:y="5.531cm">
          <draw:image xlink:href="../../../../../../tmp/downloads/logo.png" xlink:type="simple" xlink:show="embed" xlink:actuate="onLoad">
            <text:p/>
          </draw:image>
        </draw:frame>
        <draw:frame draw:style-name="gr14" draw:text-style-name="P10" draw:layer="layout" svg:width="4.418cm" svg:height="1.269cm" svg:x="4.472cm" svg:y="8.89cm">
          <draw:image xlink:href="../../../../../../tmp/downloads/headerLogo.png" xlink:type="simple" xlink:show="embed" xlink:actuate="onLoad">
            <text:p/>
          </draw:image>
        </draw:frame>
        <draw:frame draw:style-name="gr14" draw:text-style-name="P10" draw:layer="layout" svg:width="9.525cm" svg:height="3.559cm" svg:x="5.745cm" svg:y="11.681cm">
          <draw:image xlink:href="../../../../../../tmp/downloads/liftweb-logo-single-big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1:02:00</meta:creation-date>
    <meta:editing-duration>PT08H40M21S</meta:editing-duration>
    <meta:editing-cycles>70</meta:editing-cycles>
    <meta:generator>OpenOffice.org/3.2$Win32 OpenOffice.org_project/320m12$Build-9483</meta:generator>
    <meta:initial-creator>Alf Kristian Støyle</meta:initial-creator>
    <dc:date>2010-03-23T18:48:57</dc:date>
    <dc:creator>Kevin Esler</dc:creator>
    <meta:document-statistic meta:object-count="213"/>
  </office:meta>
</office:document-meta>
</file>